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</style:style>
    <style:style style:name="P4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5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</style:style>
    <style:style style:name="P6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P7" style:family="paragraph" style:parent-style-name="Text_20_body" style:list-style-name="L3">
      <style:paragraph-properties fo:margin-top="0cm" fo:margin-bottom="0cm" style:contextual-spacing="false" fo:text-align="justify" style:justify-single-word="false" fo:padding="0.049cm" fo:border="0.06pt solid #d9d9e3"/>
    </style:style>
    <style:style style:name="P8" style:family="paragraph" style:parent-style-name="Text_20_body" style:list-style-name="L3">
      <style:paragraph-properties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Relatório para o Código do Componente do Rodapé em React</text:span></text:span></text:p>
      <text:p text:style-name="P2"><text:span text:style-name="Strong_20_Emphasis"><text:span text:style-name="T1">Introdução:</text:span></text:span> O código fornecido é um componente React responsável por renderizar o conteúdo do rodapé de uma página web. Ele contém um título e uma declaração de direitos autorais. O CSS é importado de um arquivo externo para estilizar o componente.</text:p>
      <text:p text:style-name="P2"><text:span text:style-name="Strong_20_Emphasis"><text:span text:style-name="T1">Métodos:</text:span></text:span> O código define um componente chamado <text:span text:style-name="Source_20_Text"><text:span text:style-name="T1">Footer</text:span></text:span> (ou <text:span text:style-name="Source_20_Text"><text:span text:style-name="T1">Rodape</text:span></text:span> na tradução) que é uma função componente (<text:span text:style-name="Source_20_Text"><text:span text:style-name="T1">const Footer = () =&gt; { ... }</text:span></text:span>). Não há métodos ou funções específicas definidas neste componente.</text:p>
      <text:p text:style-name="P2"><text:span text:style-name="Strong_20_Emphasis"><text:span text:style-name="T1">Resultados:</text:span></text:span> O resultado deste código é a renderização de um rodapé estilizado em uma página web. O rodapé inclui um título ("Escreva sobre o que você tem interesse!") e uma declaração de direitos autorais ("Mini Blog © 2022"). O CSS é aplicado ao rodapé para estilização, conforme definido no arquivo "Footer.module.css".</text:p>
      <text:p text:style-name="P2"><text:span text:style-name="Strong_20_Emphasis"><text:span text:style-name="T1">Conclusão:</text:span></text:span> Este código é um componente simples de React que fornece o conteúdo de rodapé para uma página web. Ele demonstra a separação de preocupações entre a lógica do componente e o estilo, usando um arquivo CSS externo. O código em si não tem métodos ou funções complexas, mas é fundamental para a estrutura de uma página web, fornecendo informações importantes no rodapé.</text:p>
      <text:p text:style-name="P2"><text:span text:style-name="Strong_20_Emphasis"><text:span text:style-name="T1">Análise:</text:span></text:span></text:p>
      <text:list text:style-name="L1">
        <text:list-item>
          <text:p text:style-name="P3">O código começa importando as classes CSS do arquivo "Footer.module.css".</text:p>
        </text:list-item>
        <text:list-item>
          <text:p text:style-name="P3">O componente é definido como uma função que retorna JSX para renderizar o rodapé.</text:p>
        </text:list-item>
        <text:list-item>
          <text:p text:style-name="P3">A classe CSS <text:span text:style-name="Source_20_Text"><text:span text:style-name="T1">styles.footer</text:span></text:span> é aplicada ao elemento <text:span text:style-name="Source_20_Text"><text:span text:style-name="T1">&lt;footer&gt;</text:span></text:span> para estilização.</text:p>
        </text:list-item>
        <text:list-item>
          <text:p text:style-name="P4">O rodapé inclui um título e uma declaração de direitos autorais.</text:p>
        </text:list-item>
      </text:list>
      <text:p text:style-name="P2">Esta análise fornece uma visão geral do código do componente do rodapé e sua função em uma aplicação web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Strong_20_Emphasis"><text:span text:style-name="T1">Relatório para o CSS do Componente de Rodapé</text:span></text:span></text:p>
      <text:p text:style-name="P2"><text:span text:style-name="Strong_20_Emphasis"><text:span text:style-name="T1">Introdução:</text:span></text:span> O código fornecido é um conjunto de regras CSS que estiliza o componente de rodapé em uma página web. As regras especificam as propriedades de estilo que serão aplicadas ao elemento com a classe CSS <text:span text:style-name="Source_20_Text"><text:span text:style-name="T1">.footer</text:span></text:span>.</text:p>
      <text:p text:style-name="P2"><text:span text:style-name="Strong_20_Emphasis"><text:span text:style-name="T1">Métodos:</text:span></text:span> Este código CSS não contém métodos ou funções, pois se trata de um conjunto de estilos que serão aplicados a elementos HTML com a classe <text:span text:style-name="Source_20_Text"><text:span text:style-name="T1">.footer</text:span></text:span>.</text:p>
      <text:p text:style-name="P2"><text:span text:style-name="Strong_20_Emphasis"><text:span text:style-name="T1">Resultados:</text:span></text:span> As regras de estilo definidas neste código têm o objetivo de estilizar o componente de rodapé. Os resultados incluem:</text:p>
      <text:list text:style-name="L2">
        <text:list-item>
          <text:p text:style-name="P5">Definição de uma altura (height) de 250 pixels, que determina a altura do componente do rodapé.</text:p>
        </text:list-item>
        <text:list-item>
          <text:p text:style-name="P5">Configuração do display como "flex", o que permite um layout flexível.</text:p>
        </text:list-item>
        <text:list-item>
          <text:p text:style-name="P5">Definição do flex-direction como "column", o que faz com que os itens dentro do componente sejam empilhados verticalmente.</text:p>
        </text:list-item>
        <text:list-item>
          <text:p text:style-name="P5">Alinhamento vertical e horizontal do conteúdo ao centro do componente usando <text:span text:style-name="Source_20_Text"><text:span text:style-name="T1">align-items</text:span></text:span> e <text:span text:style-name="Source_20_Text"><text:span text:style-name="T1">justify-content</text:span></text:span>.</text:p>
        </text:list-item>
        <text:list-item>
          <text:p text:style-name="P6">Definição da cor de fundo (<text:span text:style-name="Source_20_Text"><text:span text:style-name="T1">background-color</text:span></text:span>) como um tom de azul claro (#edf3f6).</text:p>
        </text:list-item>
      </text:list>
      <text:p text:style-name="P2"><text:span text:style-name="Strong_20_Emphasis"><text:span text:style-name="T1">Conclusão:</text:span></text:span> Este conjunto de regras CSS é projetado para estilizar o componente de rodapé em uma página web. Ele estabelece a altura, o layout flexível, o alinhamento do conteúdo e a cor de fundo do componente. Essas propriedades contribuem para a estética e a disposição do rodapé na página.</text:p>
      <text:p text:style-name="P2"><text:span text:style-name="Strong_20_Emphasis"><text:span text:style-name="T1">Análise:</text:span></text:span></text:p>
      <text:list text:style-name="L3">
        <text:list-item>
          <text:p text:style-name="P7">A classe <text:span text:style-name="Source_20_Text"><text:span text:style-name="T1">.footer</text:span></text:span> é usada para aplicar essas regras de estilo a elementos HTML com essa classe.</text:p>
        </text:list-item>
        <text:list-item>
          <text:p text:style-name="P7">O uso de flexbox (<text:span text:style-name="Source_20_Text"><text:span text:style-name="T1">display: flex</text:span></text:span>) permite um layout flexível que é útil para centralizar conteúdo verticalmente e horizontalmente.</text:p>
        </text:list-item>
        <text:list-item>
          <text:p text:style-name="P7">A cor de fundo escolhida é um azul claro, que é comumente usado em elementos de rodapé para criar contraste com o conteúdo da página.</text:p>
        </text:list-item>
        <text:list-item>
          <text:p text:style-name="P8">A altura fixa de 250 pixels pode ser personalizada para atender aos requisitos de design específicos.</text:p>
        </text:list-item>
      </text:list>
      <text:p text:style-name="P2">Este relatório analisa as regras de estilo CSS fornecidas para o componente de rodapé e destaca seu impacto na aparência e layout do elemento na págin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01:07.426000000</meta:creation-date>
    <dc:date>2023-11-06T06:02:42.361000000</dc:date>
    <meta:editing-duration>PT1M37S</meta:editing-duration>
    <meta:editing-cycles>1</meta:editing-cycles>
    <meta:document-statistic meta:table-count="0" meta:image-count="0" meta:object-count="0" meta:page-count="2" meta:paragraph-count="27" meta:word-count="595" meta:character-count="3558" meta:non-whitespace-character-count="3003"/>
    <meta:generator>LibreOffice/7.5.2.2$Windows_X86_64 LibreOffice_project/53bb9681a964705cf672590721dbc85eb4d0c3a2</meta:generator>
  </office:meta>
</office:document-meta>
</file>